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29C0000014D8D24ACE6.jpg" manifest:media-type="image/jpeg"/>
  <manifest:file-entry manifest:full-path="Pictures/100000000000022B000001BD9A915108.jpg" manifest:media-type="image/jpeg"/>
  <manifest:file-entry manifest:full-path="Pictures/10000000000003A5000001C694232F3E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1.173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2cm" svg:height="13.319cm" draw:transform="rotate (1.57481058407448) translate (3.06cm 27.69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2.54cm" draw:transform="rotate (1.57481058407448) translate (13.409cm 15.691cm)">
          <text:p text:style-name="P1">DRIVER</text:p>
          <text:p text:style-name="P1">RS-232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5.715cm" svg:height="4.318cm" draw:transform="rotate (1.57481058407448) translate (5.55cm 19.532cm)">
            <text:p text:style-name="P1">APLICATIE</text:p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7.259cm" svg:height="3.175cm" draw:transform="rotate (1.57481058407448) translate (8.079cm 16.621cm)">
            <draw:image xlink:href="Pictures/100000000000029C0000014D8D24ACE6.jpg" xlink:type="simple" xlink:show="embed" xlink:actuate="onLoad">
              <text:p/>
            </draw:image>
          </draw:frame>
        </draw:g>
        <draw:g>
          <draw:custom-shape draw:style-name="gr2" draw:text-style-name="P1" draw:layer="layout" svg:width="6.858cm" svg:height="4.953cm" draw:transform="rotate (1.57481058407448) translate (9.517cm 27.009cm)">
            <text:p text:style-name="P1">MONITOR</text:p>
            <text:p text:style-name="P1">RS-232</text:p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4.699cm" svg:height="3.937cm" draw:transform="rotate (1.57481058407448) translate (12.42cm 22.299cm)">
            <draw:image xlink:href="Pictures/100000000000022B000001BD9A915108.jpg" xlink:type="simple" xlink:show="embed" xlink:actuate="onLoad">
              <text:p/>
            </draw:image>
          </draw:frame>
        </draw:g>
        <draw:frame draw:style-name="gr4" draw:layer="layout" svg:width="1.383cm" svg:height="0.962cm" draw:transform="rotate (1.57481058407448) translate (3.504cm 15.934cm)">
          <draw:text-box>
            <text:p>PC</text:p>
          </draw:text-box>
        </draw:frame>
        <draw:g>
          <draw:frame draw:style-name="gr3" draw:text-style-name="P1" draw:layer="layout" svg:width="5.883cm" svg:height="2.681cm" draw:transform="rotate (1.57481058407448) translate (13.686cm 7.077cm)">
            <draw:image xlink:href="Pictures/10000000000003A5000001C694232F3E.jpg" xlink:type="simple" xlink:show="embed" xlink:actuate="onLoad">
              <text:p/>
            </draw:image>
          </draw:frame>
          <draw:frame draw:style-name="gr5" draw:layer="layout" svg:width="3.295cm" svg:height="1.081cm" draw:transform="rotate (1.57498511699968) translate (12.979cm 6.328cm)">
            <draw:text-box>
              <text:p>BK 4070</text:p>
            </draw:text-box>
          </draw:frame>
        </draw:g>
        <draw:custom-shape draw:style-name="gr6" draw:text-style-name="P1" draw:layer="layout" svg:width="4.826cm" svg:height="0.762cm" draw:transform="rotate (-1.57481058407448) translate (15.551cm 6.744cm)">
          <text:p/>
          <draw:enhanced-geometry svg:viewBox="0 0 21600 21600" draw:text-areas="0 ?f0 ?f5 ?f2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0.635cm" svg:height="2.159cm" draw:transform="rotate (1.57481058407448) translate (11.219cm 14.6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5.588cm" svg:height="0.635cm" draw:transform="rotate (1.57481058407448) translate (11.613cm 20.09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3T20:10:52</meta:creation-date>
    <dc:date>2012-09-03T20:27:20</dc:date>
    <meta:editing-duration>PT6M50S</meta:editing-duration>
    <meta:editing-cycles>2</meta:editing-cycles>
    <meta:generator>LibreOffice/3.5$Linux_x86 LibreOffice_project/350m1$Build-2</meta:generator>
    <meta:document-statistic meta:object-count="15"/>
  </office:meta>
</office:document-meta>
</file>